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9pt" style:font-size-asian="9pt"/>
    </style:style>
    <style:style style:name="P2" style:family="paragraph" style:parent-style-name="Standard">
      <style:text-properties officeooo:paragraph-rsid="00080817"/>
    </style:style>
    <style:style style:name="P3" style:family="paragraph" style:parent-style-name="Standard" style:master-page-name="Standard">
      <style:paragraph-properties style:page-number="auto"/>
    </style:style>
    <style:style style:name="T1" style:family="text">
      <style:text-properties style:font-name="Courier New" fo:font-size="9pt" style:font-size-asian="9pt"/>
    </style:style>
    <style:style style:name="T2" style:family="text">
      <style:text-properties style:font-name="Courier New" fo:font-size="9pt" fo:background-color="#cfe6ff" loext:char-shading-value="0" style:font-size-asian="9pt"/>
    </style:style>
    <style:style style:name="T3" style:family="text">
      <style:text-properties fo:color="#ff0000" style:font-name="Courier New" fo:font-size="9pt" style:font-size-asian="9pt"/>
    </style:style>
    <style:style style:name="T4" style:family="text">
      <style:text-properties fo:color="#ff0000" style:font-name="Courier New" fo:font-size="9pt" fo:background-color="#cfe6ff" loext:char-shading-value="0" style:font-size-asian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Mouse <text:s text:c="39"/>mus_musculus: 4:118187691 CCTTCCCTCCCTTCTTTCCTTCCTTCTTCCTCTTTCTTTTTTGTT <text:s text:c="6"/>mus_musculus: 4:118187735</text:span></text:p>
      <text:p text:style-name="P2"><text:span text:style-name="T1">Upper Galilee mountains blind mole rat <text:s text:c="29"/></text:span></text:p>
      <text:p text:style-name="P2"><text:span text:style-name="T1">............................................. <text:s text:c="28"/></text:span></text:p>
      <text:p text:style-name="P1"/>
      <text:p text:style-name="Standard"><text:span text:style-name="T1">Mouse <text:s text:c="39"/>mus_musculus: 4:118187736 GTACTGGCAACTAAATCCGGGGAACTCATGCATGCTGGCTAAGGC <text:s text:c="6"/>mus_musculus: 4:118187780</text:span></text:p>
      <text:p text:style-name="P2"><text:span text:style-name="T1">Upper Galilee mountains blind mole rat <text:s text:c="29"/></text:span></text:p>
      <text:p text:style-name="P2"><text:span text:style-name="T1">............................................. <text:s text:c="28"/></text:span></text:p>
      <text:p text:style-name="P1"/>
      <text:p text:style-name="Standard"><text:span text:style-name="T1">Mouse <text:s text:c="39"/>mus_musculus: 4:118187781 TCTACCACCGAGCTAAGAACCAAGGCCTTTTTCAGAGATTTCCAA <text:s text:c="6"/>mus_musculus: 4:118187825</text:span></text:p>
      <text:p text:style-name="P2"><text:span text:style-name="T1">Upper Galilee mountains blind mole rat <text:s text:c="29"/></text:span></text:p>
      <text:p text:style-name="P2"><text:span text:style-name="T1">............................................. <text:s text:c="28"/></text:span></text:p>
      <text:p text:style-name="P1"/>
      <text:p text:style-name="Standard"><text:span text:style-name="T1">Mouse <text:s text:c="39"/>mus_musculus: 4:118187826 AATACTTTTGTTACAATGTGAC</text:span><text:span text:style-name="T2">AAA</text:span><text:span text:style-name="T1">GA</text:span><text:span text:style-name="T3">T</text:span><text:span text:style-name="T4">CTCTA</text:span><text:span text:style-name="T3">C</text:span><text:span text:style-name="T4">GAAG</text:span><text:span text:style-name="T3">TCCTT</text:span><text:span text:style-name="T4">T</text:span><text:span text:style-name="T3">G</text:span><text:span text:style-name="T1"> <text:s text:c="6"/>mus_musculus: 4:118187870</text:span></text:p>
      <text:p text:style-name="P2"><text:span text:style-name="T1">Upper Galilee mountains blind mole rat nannospalax_galili: KL202943.1:348331 </text:span></text:p>
      <text:p text:style-name="P2"><text:span text:style-name="T1">......................</text:span><text:span text:style-name="T2">AAA</text:span><text:span text:style-name="T1">AGG</text:span><text:span text:style-name="T2">CTCTA</text:span><text:span text:style-name="T1">G</text:span><text:span text:style-name="T2">GAAG</text:span><text:span text:style-name="T1">CAGGA</text:span><text:span text:style-name="T2">T</text:span><text:span text:style-name="T1">A nannospalax_galili: KL202943.1:348309</text:span></text:p>
      <text:p text:style-name="P1"/>
      <text:p text:style-name="Standard"><text:span text:style-name="T1">Mouse <text:s text:c="39"/>mus_musculus: 4:118187871 </text:span><text:span text:style-name="T4">TC</text:span><text:span text:style-name="T3">G</text:span><text:span text:style-name="T4">GGGCCTCT</text:span><text:span text:style-name="T3">T</text:span><text:span text:style-name="T4">GGAA</text:span><text:span text:style-name="T3">T</text:span><text:span text:style-name="T4">ACTGTTC</text:span><text:span text:style-name="T3">C</text:span><text:span text:style-name="T4">TTTAT</text:span><text:span text:style-name="T3">C</text:span><text:span text:style-name="T4">CC</text:span><text:span text:style-name="T3">A</text:span><text:span text:style-name="T4">GTGTATTG</text:span><text:span text:style-name="T3">GA</text:span><text:span text:style-name="T4">G</text:span><text:span text:style-name="T1"> <text:s text:c="6"/>mus_musculus: 4:118187915</text:span></text:p>
      <text:p text:style-name="Standard"><text:span text:style-name="T1">Upper Galilee mountains blind mole rat nannospalax_galili: KL202943.1:348308 </text:span><text:span text:style-name="T2">TC</text:span><text:span text:style-name="T1">A</text:span><text:span text:style-name="T2">GGGCCTCT</text:span><text:span text:style-name="T1">G</text:span><text:span text:style-name="T2">GGAA</text:span><text:span text:style-name="T1">A</text:span><text:span text:style-name="T2">ACTGTTC</text:span><text:span text:style-name="T1">A</text:span><text:span text:style-name="T2">TTTAT</text:span><text:span text:style-name="T1">A</text:span><text:span text:style-name="T2">CC</text:span><text:span text:style-name="T1">T</text:span><text:span text:style-name="T2">GTGTATTG</text:span><text:span text:style-name="T1">AT</text:span><text:span text:style-name="T2">G</text:span><text:span text:style-name="T1"> nannospalax_galili: KL202943.1:348264</text:span></text:p>
      <text:p text:style-name="P1"/>
      <text:p text:style-name="Standard"><text:span text:style-name="T1">Mouse <text:s text:c="39"/>mus_musculus: 4:118187916 </text:span><text:span text:style-name="T4">G</text:span><text:span text:style-name="T3">A</text:span><text:span text:style-name="T4">AGGG</text:span><text:span text:style-name="T1">T</text:span><text:span text:style-name="T2">G</text:span><text:span text:style-name="T1">GGAGAGGTGGAGGATAGGGGATAGGGGTGATGGTGGA <text:s text:c="6"/>mus_musculus: 4:118187960</text:span></text:p>
      <text:p text:style-name="Standard"><text:span text:style-name="T1">Upper Galilee mountains blind mole rat nannospalax_galili: KL202943.1:348263 </text:span><text:span text:style-name="T2">G</text:span><text:span text:style-name="T1">C</text:span><text:span text:style-name="T2">AGGG</text:span><text:span text:style-name="T1">G</text:span><text:span text:style-name="T2">G</text:span><text:span text:style-name="T1">‑‑‑‑‑‑‑‑‑‑‑‑‑‑‑‑‑‑‑‑‑‑‑‑‑‑‑‑‑‑‑‑‑‑‑‑‑ nannospalax_galili: KL202943.1:348256</text:span></text:p>
      <text:p text:style-name="P1"/>
      <text:p text:style-name="Standard"><text:span text:style-name="T1">Mouse <text:s text:c="39"/>mus_musculus: 4:118187961 GAGTGCTC</text:span><text:span text:style-name="T2">CTT</text:span><text:span text:style-name="T1">C</text:span><text:span text:style-name="T2">T</text:span><text:span text:style-name="T1">CT</text:span><text:span text:style-name="T2">T</text:span><text:span text:style-name="T1">G</text:span><text:span text:style-name="T2">TT</text:span><text:span text:style-name="T1">A</text:span><text:span text:style-name="T2">C</text:span><text:span text:style-name="T1">T</text:span><text:span text:style-name="T2">TTA</text:span><text:span text:style-name="T1">A</text:span><text:span text:style-name="T2">G</text:span><text:span text:style-name="T1">G</text:span><text:span text:style-name="T2">AGAG</text:span><text:span text:style-name="T1">CAT</text:span><text:span text:style-name="T2">A</text:span><text:span text:style-name="T1">A</text:span><text:span text:style-name="T2">GTGTGTCA</text:span><text:span text:style-name="T1"> <text:s text:c="6"/>mus_musculus: 4:118188005</text:span></text:p>
      <text:p text:style-name="Standard"><text:span text:style-name="T1">Upper Galilee mountains blind mole rat nannospalax_galili: KL202943.1:348255 ‑‑‑‑‑‑‑‑</text:span><text:span text:style-name="T2">CTT</text:span><text:span text:style-name="T1">T</text:span><text:span text:style-name="T2">T</text:span><text:span text:style-name="T1">TG</text:span><text:span text:style-name="T2">T</text:span><text:span text:style-name="T1">A</text:span><text:span text:style-name="T2">TT</text:span><text:span text:style-name="T1">G</text:span><text:span text:style-name="T2">C</text:span><text:span text:style-name="T1">C</text:span><text:span text:style-name="T2">TTA</text:span><text:span text:style-name="T1">T</text:span><text:span text:style-name="T2">G</text:span><text:span text:style-name="T1">C</text:span><text:span text:style-name="T2">AGAG</text:span><text:span text:style-name="T1">‑‑‑</text:span><text:span text:style-name="T2">A</text:span><text:span text:style-name="T1">C</text:span><text:span text:style-name="T2">GTGTGTCA</text:span><text:span text:style-name="T1"> nannospalax_galili: KL202943.1:348222</text:span></text:p>
      <text:p text:style-name="P1"/>
      <text:p text:style-name="Standard"><text:span text:style-name="T1">Mouse <text:s text:c="39"/>mus_musculus: 4:118188006 TT</text:span><text:span text:style-name="T2">CAGCAG</text:span><text:span text:style-name="T1">A</text:span><text:span text:style-name="T2">CA</text:span><text:span text:style-name="T1">GA</text:span><text:span text:style-name="T2">CAAA</text:span><text:span text:style-name="T1">C</text:span><text:span text:style-name="T2">AG</text:span><text:span text:style-name="T1">‑‑</text:span><text:span text:style-name="T2">CCAA</text:span><text:span text:style-name="T1">CC</text:span><text:span text:style-name="T2">GTC</text:span><text:span text:style-name="T1">C</text:span><text:span text:style-name="T2">TCTC</text:span><text:span text:style-name="T1">T</text:span><text:span text:style-name="T2">TC</text:span><text:span text:style-name="T1">T</text:span><text:span text:style-name="T2">C</text:span><text:span text:style-name="T1">‑‑‑‑ <text:s text:c="6"/>mus_musculus: 4:118188044</text:span></text:p>
      <text:p text:style-name="Standard"><text:span text:style-name="T1">Upper Galilee mountains blind mole rat nannospalax_galili: KL202943.1:348221 C‑</text:span><text:span text:style-name="T2">CAGCAG</text:span><text:span text:style-name="T1">G</text:span><text:span text:style-name="T2">CA</text:span><text:span text:style-name="T1">AT</text:span><text:span text:style-name="T2">CAAA</text:span><text:span text:style-name="T1">T</text:span><text:span text:style-name="T2">AG</text:span><text:span text:style-name="T1">AT</text:span><text:span text:style-name="T2">CCAA</text:span><text:span text:style-name="T1">GG</text:span><text:span text:style-name="T2">GTC</text:span><text:span text:style-name="T1">T</text:span><text:span text:style-name="T2">TCTC</text:span><text:span text:style-name="T1">C</text:span><text:span text:style-name="T2">TC</text:span><text:span text:style-name="T1">C</text:span><text:span text:style-name="T2">C</text:span><text:span text:style-name="T1">CTTC nannospalax_galili: KL202943.1:348178</text:span></text:p>
      <text:p text:style-name="P1"/>
      <text:p text:style-name="Standard"><text:span text:style-name="T1">Mouse <text:s text:c="39"/>mus_musculus: 4:118188045 ‑‑‑A</text:span><text:span text:style-name="T2">CTTTCCTG</text:span><text:span text:style-name="T1">T</text:span><text:span text:style-name="T2">AG</text:span><text:span text:style-name="T1">AAA</text:span><text:span text:style-name="T2">G</text:span><text:span text:style-name="T1">T</text:span><text:span text:style-name="T2">TGAGTCCCTTGA</text:span><text:span text:style-name="T1">A</text:span><text:span text:style-name="T2">TC</text:span><text:span text:style-name="T1">TG</text:span><text:span text:style-name="T2">GAGTGGCC</text:span><text:span text:style-name="T1"> <text:s text:c="6"/>mus_musculus: 4:118188086</text:span></text:p>
      <text:p text:style-name="Standard"><text:span text:style-name="T1">Upper Galilee mountains blind mole rat nannospalax_galili: KL202943.1:348177 CTTG</text:span><text:span text:style-name="T2">CTTTCCTG</text:span><text:span text:style-name="T1">G</text:span><text:span text:style-name="T2">AG</text:span><text:span text:style-name="T1">TTG</text:span><text:span text:style-name="T2">G</text:span><text:span text:style-name="T1">C</text:span><text:span text:style-name="T2">TGAGTCCCTTGA</text:span><text:span text:style-name="T1">G</text:span><text:span text:style-name="T2">TC</text:span><text:span text:style-name="T1">AA</text:span><text:span text:style-name="T2">GAGTGGCC</text:span><text:span text:style-name="T1"> nannospalax_galili: KL202943.1:348133</text:span></text:p>
      <text:p text:style-name="P1"/>
      <text:p text:style-name="Standard"><text:span text:style-name="T1">Mouse <text:s text:c="39"/>mus_musculus: 4:118188087 CAGG</text:span><text:span text:style-name="T2">A</text:span><text:span text:style-name="T1">G</text:span><text:span text:style-name="T2">GA</text:span><text:span text:style-name="T1">CC</text:span><text:span text:style-name="T2">ATT</text:span><text:span text:style-name="T1">T</text:span><text:span text:style-name="T2">CCAGGAA</text:span><text:span text:style-name="T1">TGG</text:span><text:span text:style-name="T2">TTCA</text:span><text:span text:style-name="T1">G</text:span><text:span text:style-name="T2">ACTGGA</text:span><text:span text:style-name="T1">C</text:span><text:span text:style-name="T2">T</text:span><text:span text:style-name="T1">C</text:span><text:span text:style-name="T2">TA</text:span><text:span text:style-name="T1">A</text:span><text:span text:style-name="T2">C</text:span><text:span text:style-name="T1">CCA <text:s text:c="6"/>mus_musculus: 4:118188131</text:span></text:p>
      <text:p text:style-name="Standard"><text:span text:style-name="T1">Upper Galilee mountains blind mole rat nannospalax_galili: KL202943.1:348132 AGAA</text:span><text:span text:style-name="T2">A</text:span><text:span text:style-name="T1">A</text:span><text:span text:style-name="T2">GA</text:span><text:span text:style-name="T1">GG</text:span><text:span text:style-name="T2">ATT</text:span><text:span text:style-name="T1">C</text:span><text:span text:style-name="T2">CCAGGAA</text:span><text:span text:style-name="T1">CAA</text:span><text:span text:style-name="T2">TTCA</text:span><text:span text:style-name="T1">C</text:span><text:span text:style-name="T2">ACTGGA</text:span><text:span text:style-name="T1">A</text:span><text:span text:style-name="T2">T</text:span><text:span text:style-name="T1">G</text:span><text:span text:style-name="T2">TA</text:span><text:span text:style-name="T1">G</text:span><text:span text:style-name="T2">C</text:span><text:span text:style-name="T1">TTG nannospalax_galili: KL202943.1:348088</text:span></text:p>
      <text:p text:style-name="P1"/>
      <text:p text:style-name="Standard"><text:span text:style-name="T1">Mouse <text:s text:c="39"/>mus_musculus: 4:118188132 </text:span><text:span text:style-name="T2">GCCTC</text:span><text:span text:style-name="T1">G</text:span><text:span text:style-name="T2">TC</text:span><text:span text:style-name="T1">TC</text:span><text:span text:style-name="T2">C</text:span><text:span text:style-name="T1">T</text:span><text:span text:style-name="T2">CTCTGC</text:span><text:span text:style-name="T1">GG</text:span><text:span text:style-name="T2">TG</text:span><text:span text:style-name="T1">AG</text:span><text:span text:style-name="T2">GAC</text:span><text:span text:style-name="T1">CA</text:span><text:span text:style-name="T2">GGCAGGACA</text:span><text:span text:style-name="T1">CAG</text:span><text:span text:style-name="T2">CAGA</text:span><text:span text:style-name="T1"> <text:s text:c="6"/>mus_musculus: 4:118188176</text:span></text:p>
      <text:p text:style-name="Standard"><text:span text:style-name="T1">Upper Galilee mountains blind mole rat nannospalax_galili: KL202943.1:348087 </text:span><text:span text:style-name="T2">GCCTC</text:span><text:span text:style-name="T1">C</text:span><text:span text:style-name="T2">TC</text:span><text:span text:style-name="T1">GT</text:span><text:span text:style-name="T2">C</text:span><text:span text:style-name="T1">C</text:span><text:span text:style-name="T2">CTCTGC</text:span><text:span text:style-name="T1">CA</text:span><text:span text:style-name="T2">TG</text:span><text:span text:style-name="T1">TA</text:span><text:span text:style-name="T2">GAC</text:span><text:span text:style-name="T1">TG</text:span><text:span text:style-name="T2">GGCAGGACA</text:span><text:span text:style-name="T1">GGA</text:span><text:span text:style-name="T2">CAGA</text:span><text:span text:style-name="T1"> nannospalax_galili: KL202943.1:348043</text:span></text:p>
      <text:p text:style-name="P1"/>
      <text:p text:style-name="Standard"><text:soft-page-break/><text:span text:style-name="T1">Mouse <text:s text:c="39"/>mus_musculus: 4:118188177 C</text:span><text:span text:style-name="T2">A</text:span><text:span text:style-name="T1">‑</text:span><text:span text:style-name="T2">GGG</text:span><text:span text:style-name="T1">C</text:span><text:span text:style-name="T2">ACATT</text:span><text:span text:style-name="T1">ACG</text:span><text:span text:style-name="T2">GG</text:span><text:span text:style-name="T1">G</text:span><text:span text:style-name="T2">TCA</text:span><text:span text:style-name="T1">‑‑‑‑‑‑‑‑</text:span><text:span text:style-name="T2">GGAT</text:span><text:span text:style-name="T1">TCA‑‑‑‑‑‑‑‑‑ <text:s text:c="6"/>mus_musculus: 4:118188203</text:span></text:p>
      <text:p text:style-name="Standard"><text:span text:style-name="T1">Upper Galilee mountains blind mole rat nannospalax_galili: KL202943.1:348042 A</text:span><text:span text:style-name="T2">A</text:span><text:span text:style-name="T1">T</text:span><text:span text:style-name="T2">GGG</text:span><text:span text:style-name="T1">T</text:span><text:span text:style-name="T2">ACATT</text:span><text:span text:style-name="T1">CTT</text:span><text:span text:style-name="T2">GG</text:span><text:span text:style-name="T1">A</text:span><text:span text:style-name="T2">TCA</text:span><text:span text:style-name="T1">TGTCTGGG</text:span><text:span text:style-name="T2">GGAT</text:span><text:span text:style-name="T1">GTGGTAATGGGC nannospalax_galili: KL202943.1:347998</text:span></text:p>
      <text:p text:style-name="P1"/>
      <text:p text:style-name="Standard"><text:span text:style-name="T1">Mouse <text:s text:c="39"/>mus_musculus: 4:118188204 ‑‑</text:span><text:span text:style-name="T2">GCCTTCTTG</text:span><text:span text:style-name="T1">A</text:span><text:span text:style-name="T2">CTGAC</text:span><text:span text:style-name="T1">T</text:span><text:span text:style-name="T2">G</text:span><text:span text:style-name="T1">TC</text:span><text:span text:style-name="T2">T</text:span><text:span text:style-name="T1">CAGTG</text:span><text:span text:style-name="T2">C</text:span><text:span text:style-name="T1">C</text:span><text:span text:style-name="T2">T</text:span><text:span text:style-name="T1">TC</text:span><text:span text:style-name="T2">G</text:span><text:span text:style-name="T1">A</text:span><text:span text:style-name="T2">AAGCTGGT</text:span><text:span text:style-name="T1">G</text:span><text:span text:style-name="T2">TC</text:span><text:span text:style-name="T1"> <text:s text:c="6"/>mus_musculus: 4:118188246</text:span></text:p>
      <text:p text:style-name="Standard"><text:span text:style-name="T1">Upper Galilee mountains blind mole rat nannospalax_galili: KL202943.1:347997 TT</text:span><text:span text:style-name="T2">GCCTTCTTG</text:span><text:span text:style-name="T1">T</text:span><text:span text:style-name="T2">CTGAC</text:span><text:span text:style-name="T1">A</text:span><text:span text:style-name="T2">G</text:span><text:span text:style-name="T1">CT</text:span><text:span text:style-name="T2">T</text:span><text:span text:style-name="T1">TTTCC</text:span><text:span text:style-name="T2">C</text:span><text:span text:style-name="T1">T</text:span><text:span text:style-name="T2">T</text:span><text:span text:style-name="T1">AA</text:span><text:span text:style-name="T2">G</text:span><text:span text:style-name="T1">G</text:span><text:span text:style-name="T2">AAGCTGGT</text:span><text:span text:style-name="T1">A</text:span><text:span text:style-name="T2">TC</text:span><text:span text:style-name="T1"> nannospalax_galili: KL202943.1:347953</text:span></text:p>
      <text:p text:style-name="P1"/>
      <text:p text:style-name="Standard"><text:span text:style-name="T1">Mouse <text:s text:c="39"/>mus_musculus: 4:118188247 </text:span><text:span text:style-name="T2">TG</text:span><text:span text:style-name="T1">T</text:span><text:span text:style-name="T2">CAGCAGAG</text:span><text:span text:style-name="T1">A</text:span><text:span text:style-name="T2">C</text:span><text:span text:style-name="T1">CATGG</text:span><text:span text:style-name="T2">AG</text:span><text:span text:style-name="T1">C</text:span><text:span text:style-name="T2">AGTG</text:span><text:span text:style-name="T1">T</text:span><text:span text:style-name="T2">G</text:span><text:span text:style-name="T1">G</text:span><text:span text:style-name="T2">TCT</text:span><text:span text:style-name="T1">AG</text:span><text:span text:style-name="T2">G</text:span><text:span text:style-name="T1">T</text:span><text:span text:style-name="T2">T</text:span><text:span text:style-name="T1">A</text:span><text:span text:style-name="T2">TACAG</text:span><text:span text:style-name="T1">C</text:span><text:span text:style-name="T2">CA</text:span><text:span text:style-name="T1"> <text:s text:c="6"/>mus_musculus: 4:118188291</text:span></text:p>
      <text:p text:style-name="Standard"><text:span text:style-name="T1">Upper Galilee mountains blind mole rat nannospalax_galili: KL202943.1:347952 </text:span><text:span text:style-name="T2">TG</text:span><text:span text:style-name="T1">C</text:span><text:span text:style-name="T2">CAGCAGAG</text:span><text:span text:style-name="T1">C</text:span><text:span text:style-name="T2">C</text:span><text:span text:style-name="T1">‑‑‑‑‑</text:span><text:span text:style-name="T2">AG</text:span><text:span text:style-name="T1">T</text:span><text:span text:style-name="T2">AGTG</text:span><text:span text:style-name="T1">A</text:span><text:span text:style-name="T2">G</text:span><text:span text:style-name="T1">A</text:span><text:span text:style-name="T2">TCT</text:span><text:span text:style-name="T1">GA</text:span><text:span text:style-name="T2">G</text:span><text:span text:style-name="T1">C</text:span><text:span text:style-name="T2">T</text:span><text:span text:style-name="T1">G</text:span><text:span text:style-name="T2">TACAG</text:span><text:span text:style-name="T1">A</text:span><text:span text:style-name="T2">CA</text:span><text:span text:style-name="T1"> nannospalax_galili: KL202943.1:347913</text:span></text:p>
      <text:p text:style-name="P1"/>
      <text:p text:style-name="Standard"><text:span text:style-name="T1">Mouse <text:s text:c="39"/>mus_musculus: 4:118188292 GAT</text:span><text:span text:style-name="T2">GCC</text:span><text:span text:style-name="T1">AC‑‑‑‑‑</text:span><text:span text:style-name="T2">AC</text:span><text:span text:style-name="T1">CTCAG</text:span><text:span text:style-name="T2">G</text:span><text:span text:style-name="T1">G</text:span><text:span text:style-name="T2">CTAGCT</text:span><text:span text:style-name="T1">TCTT</text:span><text:span text:style-name="T2">T</text:span><text:span text:style-name="T1">A</text:span><text:span text:style-name="T2">AGCT</text:span><text:span text:style-name="T1">G</text:span><text:span text:style-name="T2">T</text:span><text:span text:style-name="T1">C</text:span><text:span text:style-name="T2">T</text:span><text:span text:style-name="T1">C</text:span><text:span text:style-name="T2">TC</text:span><text:span text:style-name="T1"> <text:s text:c="6"/>mus_musculus: 4:118188331</text:span></text:p>
      <text:p text:style-name="Standard"><text:span text:style-name="T1">Upper Galilee mountains blind mole rat nannospalax_galili: KL202943.1:347912 TCG</text:span><text:span text:style-name="T2">GCC</text:span><text:span text:style-name="T1">CTCACTG</text:span><text:span text:style-name="T2">AC</text:span><text:span text:style-name="T1">TCTCA</text:span><text:span text:style-name="T2">G</text:span><text:span text:style-name="T1">T</text:span><text:span text:style-name="T2">CTAGCT</text:span><text:span text:style-name="T1">CAGC</text:span><text:span text:style-name="T2">T</text:span><text:span text:style-name="T1">‑</text:span><text:span text:style-name="T2">AGCT</text:span><text:span text:style-name="T1">A</text:span><text:span text:style-name="T2">T</text:span><text:span text:style-name="T1">A</text:span><text:span text:style-name="T2">T</text:span><text:span text:style-name="T1">G</text:span><text:span text:style-name="T2">TC</text:span><text:span text:style-name="T1"> nannospalax_galili: KL202943.1:347869</text:span></text:p>
      <text:p text:style-name="P1"/>
      <text:p text:style-name="Standard"><text:span text:style-name="T1">Mouse <text:s text:c="39"/>mus_musculus: 4:118188332 CAGGGAAGT</text:span><text:span text:style-name="T2">CCTTCATC</text:span><text:span text:style-name="T1">A</text:span><text:span text:style-name="T2">T</text:span><text:span text:style-name="T1">GT</text:span><text:span text:style-name="T2">TGGG</text:span><text:span text:style-name="T1">T</text:span><text:span text:style-name="T2">CTTAG</text:span><text:span text:style-name="T1">CT</text:span><text:span text:style-name="T2">G</text:span><text:span text:style-name="T1">T</text:span><text:span text:style-name="T2">CTTCCCTGTG</text:span><text:span text:style-name="T1"> <text:s text:c="6"/>mus_musculus: 4:118188376</text:span></text:p>
      <text:p text:style-name="Standard"><text:span text:style-name="T1">Upper Galilee mountains blind mole rat nannospalax_galili: KL202943.1:347868 ‑‑‑‑‑‑‑‑‑</text:span><text:span text:style-name="T2">CCTTCATC</text:span><text:span text:style-name="T1">T</text:span><text:span text:style-name="T2">T</text:span><text:span text:style-name="T1">CC</text:span><text:span text:style-name="T2">TGGG</text:span><text:span text:style-name="T1">A</text:span><text:span text:style-name="T2">CTTAG</text:span><text:span text:style-name="T1">TG</text:span><text:span text:style-name="T2">G</text:span><text:span text:style-name="T1">C</text:span><text:span text:style-name="T2">CTTCCCTGTG</text:span><text:span text:style-name="T1"> nannospalax_galili: KL202943.1:347833</text:span></text:p>
      <text:p text:style-name="P1"/>
      <text:p text:style-name="Standard"><text:span text:style-name="T1">Mouse <text:s text:c="39"/>mus_musculus: 4:118188377 C</text:span><text:span text:style-name="T2">G</text:span><text:span text:style-name="T1">‑‑‑‑‑‑‑‑‑‑‑‑‑‑‑‑‑‑‑‑‑‑‑‑‑‑‑‑‑‑</text:span><text:span text:style-name="T2">GTA</text:span><text:span text:style-name="T1">T</text:span><text:span text:style-name="T2">GAA</text:span><text:span text:style-name="T1">T</text:span><text:span text:style-name="T2">CAAGT</text:span><text:span text:style-name="T1"> <text:s text:c="6"/>mus_musculus: 4:118188391</text:span></text:p>
      <text:p text:style-name="Standard"><text:span text:style-name="T1">Upper Galilee mountains blind mole rat nannospalax_galili: KL202943.1:347832 T</text:span><text:span text:style-name="T2">G</text:span><text:span text:style-name="T1">ATGAGGGGTAGAATGAGTAGGTATGAAGTT</text:span><text:span text:style-name="T2">GTA</text:span><text:span text:style-name="T1">C</text:span><text:span text:style-name="T2">GAA</text:span><text:span text:style-name="T1">C</text:span><text:span text:style-name="T2">CAAGT</text:span><text:span text:style-name="T1"> nannospalax_galili: KL202943.1:347788</text:span></text:p>
      <text:p text:style-name="P1"/>
      <text:p text:style-name="Standard"><text:span text:style-name="T1">Mouse <text:s text:c="39"/>mus_musculus: 4:118188392 </text:span><text:span text:style-name="T2">T</text:span><text:span text:style-name="T1">‑‑‑</text:span><text:span text:style-name="T2">C</text:span><text:span text:style-name="T1">TG</text:span><text:span text:style-name="T2">CATTCAAGCTAT</text:span><text:span text:style-name="T1">TG</text:span><text:span text:style-name="T2">CA</text:span><text:span text:style-name="T1">A</text:span><text:span text:style-name="T2">TA</text:span><text:span text:style-name="T1">CA</text:span><text:span text:style-name="T2">GA</text:span><text:span text:style-name="T1">G</text:span><text:span text:style-name="T2">GA</text:span><text:span text:style-name="T1">T</text:span><text:span text:style-name="T2">T</text:span><text:span text:style-name="T1">TCTAGAGATA <text:s text:c="6"/>mus_musculus: 4:118188433</text:span></text:p>
      <text:p text:style-name="Standard"><text:span text:style-name="T1">Upper Galilee mountains blind mole rat nannospalax_galili: KL202943.1:347787 </text:span><text:span text:style-name="T2">T</text:span><text:span text:style-name="T1">GCA</text:span><text:span text:style-name="T2">C</text:span><text:span text:style-name="T1">AA</text:span><text:span text:style-name="T2">CATTCAAGCTAT</text:span><text:span text:style-name="T1">CA</text:span><text:span text:style-name="T2">CA</text:span><text:span text:style-name="T1">G</text:span><text:span text:style-name="T2">TA</text:span><text:span text:style-name="T1">TC</text:span><text:span text:style-name="T2">GA</text:span><text:span text:style-name="T1">A</text:span><text:span text:style-name="T2">GA</text:span><text:span text:style-name="T1">C</text:span><text:span text:style-name="T2">T</text:span><text:span text:style-name="T1">CT‑‑‑‑‑‑‑‑ nannospalax_galili: KL202943.1:347751</text:span></text:p>
      <text:p text:style-name="P1"/>
      <text:p text:style-name="Standard"><text:span text:style-name="T1">Mouse <text:s text:c="39"/>mus_musculus: 4:118188434 TGTG</text:span><text:span text:style-name="T2">GA</text:span><text:span text:style-name="T1">A</text:span><text:span text:style-name="T2">TAGTGAGGCATG</text:span><text:span text:style-name="T1">T</text:span><text:span text:style-name="T2">CCCT</text:span><text:span text:style-name="T1">CA</text:span><text:span text:style-name="T2">CCATAA</text:span><text:span text:style-name="T1">AAAAAAAAAAAAT <text:s text:c="6"/>mus_musculus: 4:118188478</text:span></text:p>
      <text:p text:style-name="Standard"><text:span text:style-name="T1">Upper Galilee mountains blind mole rat nannospalax_galili: KL202943.1:347750 ‑‑‑‑</text:span><text:span text:style-name="T2">GA</text:span><text:span text:style-name="T1">G</text:span><text:span text:style-name="T2">TAGTGAGGCATG</text:span><text:span text:style-name="T1">G</text:span><text:span text:style-name="T2">CCCT</text:span><text:span text:style-name="T1">TG</text:span><text:span text:style-name="T2">CCATAA</text:span><text:span text:style-name="T1">‑‑‑‑‑‑‑‑‑‑‑‑‑ nannospalax_galili: KL202943.1:347723</text:span></text:p>
      <text:p text:style-name="P1"/>
      <text:p text:style-name="Standard"><text:span text:style-name="T1">Mouse <text:s text:c="39"/>mus_musculus: 4:118188479 CCACAGAGTTAGGGCA</text:span><text:span text:style-name="T2">AGCCA</text:span><text:span text:style-name="T1">GTTGG</text:span><text:span text:style-name="T2">CTCA</text:span><text:span text:style-name="T1">G</text:span><text:span text:style-name="T2">C</text:span><text:span text:style-name="T1">CA</text:span><text:span text:style-name="T2">G</text:span><text:span text:style-name="T1">C</text:span><text:span text:style-name="T2">GAA</text:span><text:span text:style-name="T1">G</text:span><text:span text:style-name="T2">GTG</text:span><text:span text:style-name="T1">T</text:span><text:span text:style-name="T2">T</text:span><text:span text:style-name="T1"> <text:s text:c="6"/>mus_musculus: 4:118188523</text:span></text:p>
      <text:p text:style-name="Standard"><text:span text:style-name="T1">Upper Galilee mountains blind mole rat nannospalax_galili: KL202943.1:347722 ‑‑‑‑‑‑‑‑‑‑‑‑‑‑‑C</text:span><text:span text:style-name="T2">AGCCA</text:span><text:span text:style-name="T1">‑‑‑‑‑</text:span><text:span text:style-name="T2">CTCA</text:span><text:span text:style-name="T1">T</text:span><text:span text:style-name="T2">C</text:span><text:span text:style-name="T1">TG</text:span><text:span text:style-name="T2">G</text:span><text:span text:style-name="T1">T</text:span><text:span text:style-name="T2">GAA</text:span><text:span text:style-name="T1">A</text:span><text:span text:style-name="T2">GTG</text:span><text:span text:style-name="T1">C</text:span><text:span text:style-name="T2">T</text:span><text:span text:style-name="T1"> nannospalax_galili: KL202943.1:347698</text:span></text:p>
      <text:p text:style-name="P1"/>
      <text:p text:style-name="Standard"><text:span text:style-name="T1">Mouse <text:s text:c="39"/>mus_musculus: 4:118188524 </text:span><text:span text:style-name="T2">CTGAAGCCT</text:span><text:span text:style-name="T1">A</text:span><text:span text:style-name="T2">A</text:span><text:span text:style-name="T1">TG</text:span><text:span text:style-name="T2">A</text:span><text:span text:style-name="T1">TGAA</text:span><text:span text:style-name="T2">AGTT</text:span><text:span text:style-name="T1">CC</text:span><text:span text:style-name="T2">GATG</text:span><text:span text:style-name="T1">CT</text:span><text:span text:style-name="T2">TGGAA</text:span><text:span text:style-name="T1">‑‑</text:span><text:span text:style-name="T2">C</text:span><text:span text:style-name="T1">T</text:span><text:span text:style-name="T2">CA</text:span><text:span text:style-name="T1">TGA</text:span><text:span text:style-name="T2">T</text:span><text:span text:style-name="T1"> <text:s text:c="6"/>mus_musculus: 4:118188566</text:span></text:p>
      <text:p text:style-name="Standard"><text:span text:style-name="T1">Upper Galilee mountains blind mole rat nannospalax_galili: KL202943.1:347697 </text:span><text:span text:style-name="T2">CTGAAGCCT</text:span><text:span text:style-name="T1">G</text:span><text:span text:style-name="T2">A</text:span><text:span text:style-name="T1">CA</text:span><text:span text:style-name="T2">A</text:span><text:span text:style-name="T1">CCTC</text:span><text:span text:style-name="T2">AGTT</text:span><text:span text:style-name="T1">‑T</text:span><text:span text:style-name="T2">GATG</text:span><text:span text:style-name="T1">TC</text:span><text:span text:style-name="T2">TGGAA</text:span><text:span text:style-name="T1">CC</text:span><text:span text:style-name="T2">C</text:span><text:span text:style-name="T1">C</text:span><text:span text:style-name="T2">CA</text:span><text:span text:style-name="T1">CAG</text:span><text:span text:style-name="T2">T</text:span><text:span text:style-name="T1"> nannospalax_galili: KL202943.1:347654</text:span></text:p>
      <text:p text:style-name="P1"/>
      <text:p text:style-name="Standard"><text:span text:style-name="T1">Mouse <text:s text:c="39"/>mus_musculus: 4:118188567 C</text:span><text:span text:style-name="T2">GAAG</text:span><text:span text:style-name="T1">C</text:span><text:span text:style-name="T2">A</text:span><text:span text:style-name="T1">‑‑‑‑‑‑‑‑‑C</text:span><text:span text:style-name="T2">TCCT</text:span><text:span text:style-name="T1">A</text:span><text:span text:style-name="T2">A</text:span><text:span text:style-name="T1">A</text:span><text:span text:style-name="T2">A</text:span><text:span text:style-name="T1">G‑‑‑‑‑‑‑</text:span><text:span text:style-name="T2">CTG</text:span><text:span text:style-name="T1">CT</text:span><text:span text:style-name="T2">CT</text:span><text:span text:style-name="T1">C</text:span><text:span text:style-name="T2">CA</text:span><text:span text:style-name="T1">C</text:span><text:span text:style-name="T2">A</text:span><text:span text:style-name="T1"> <text:s text:c="6"/>mus_musculus: 4:118188595</text:span></text:p>
      <text:p text:style-name="Standard"><text:span text:style-name="T1">Upper Galilee mountains blind mole rat nannospalax_galili: KL202943.1:347653 </text:span><text:soft-page-break/><text:span text:style-name="T1">G</text:span><text:span text:style-name="T2">GAAG</text:span><text:span text:style-name="T1">G</text:span><text:span text:style-name="T2">A</text:span><text:span text:style-name="T1">AAGAACCAGT</text:span><text:span text:style-name="T2">TCCT</text:span><text:span text:style-name="T1">G</text:span><text:span text:style-name="T2">A</text:span><text:span text:style-name="T1">C</text:span><text:span text:style-name="T2">A</text:span><text:span text:style-name="T1">ATAGTCCT</text:span><text:span text:style-name="T2">CTG</text:span><text:span text:style-name="T1">AC</text:span><text:span text:style-name="T2">CT</text:span><text:span text:style-name="T1">T</text:span><text:span text:style-name="T2">CA</text:span><text:span text:style-name="T1">T</text:span><text:span text:style-name="T2">A</text:span><text:span text:style-name="T1"> nannospalax_galili: KL202943.1:347609</text:span></text:p>
      <text:p text:style-name="P1"/>
      <text:p text:style-name="Standard"><text:span text:style-name="T1">Mouse <text:s text:c="39"/>mus_musculus: 4:118188596 </text:span><text:span text:style-name="T2">TGCAT</text:span><text:span text:style-name="T1">ACC</text:span><text:span text:style-name="T2">ATGGCAC</text:span><text:span text:style-name="T1">ATGCCAATTGGAATACACACACACAC</text:span><text:span text:style-name="T2">A</text:span><text:span text:style-name="T1">CAC <text:s text:c="6"/>mus_musculus: 4:118188640</text:span></text:p>
      <text:p text:style-name="Standard"><text:span text:style-name="T1">Upper Galilee mountains blind mole rat nannospalax_galili: KL202943.1:347608 </text:span><text:span text:style-name="T2">TGCAT</text:span><text:span text:style-name="T1">GTT</text:span><text:span text:style-name="T2">ATGGCAC</text:span><text:span text:style-name="T1">‑‑‑‑‑‑‑‑‑‑‑‑‑‑‑‑‑‑‑‑‑‑‑‑‑T</text:span><text:span text:style-name="T2">A</text:span><text:span text:style-name="T1">TGT nannospalax_galili: KL202943.1:347589</text:span></text:p>
      <text:p text:style-name="P1"/>
      <text:p text:style-name="Standard"><text:span text:style-name="T1">Mouse <text:s text:c="39"/>mus_musculus: 4:118188641 ACA</text:span><text:span text:style-name="T2">C</text:span><text:span text:style-name="T1">ACA</text:span><text:span text:style-name="T2">CACACACACACACACACACACAC</text:span><text:span text:style-name="T1">A</text:span><text:span text:style-name="T2">CACACACT</text:span><text:span text:style-name="T1">CCACAA <text:s text:c="6"/>mus_musculus: 4:118188685</text:span></text:p>
      <text:p text:style-name="Standard"><text:span text:style-name="T1">Upper Galilee mountains blind mole rat nannospalax_galili: KL202943.1:347588 GTG</text:span><text:span text:style-name="T2">C</text:span><text:span text:style-name="T1">TTG</text:span><text:span text:style-name="T2">CACACACACACACACACACACAC</text:span><text:span text:style-name="T1">G</text:span><text:span text:style-name="T2">CACACACT</text:span><text:span text:style-name="T1">‑‑‑‑‑‑ nannospalax_galili: KL202943.1:347550</text:span></text:p>
      <text:p text:style-name="P1"/>
      <text:p text:style-name="Standard"><text:span text:style-name="T1">Mouse <text:s text:c="39"/>mus_musculus: 4:118188686 GTAGTAAATA</text:span><text:span text:style-name="T2">AAA</text:span><text:span text:style-name="T1">T</text:span><text:span text:style-name="T2">AA</text:span><text:span text:style-name="T1">A</text:span><text:span text:style-name="T2">AACAA</text:span><text:span text:style-name="T1">A</text:span><text:span text:style-name="T2">AAC</text:span><text:span text:style-name="T1">G</text:span><text:span text:style-name="T2">AA</text:span><text:span text:style-name="T1">GGA</text:span><text:span text:style-name="T2">ACTCA</text:span><text:span text:style-name="T1">T</text:span><text:span text:style-name="T2">TTAA</text:span><text:span text:style-name="T1">A</text:span><text:span text:style-name="T2">AG</text:span><text:span text:style-name="T1"> <text:s text:c="6"/>mus_musculus: 4:118188730</text:span></text:p>
      <text:p text:style-name="Standard"><text:span text:style-name="T1">Upper Galilee mountains blind mole rat nannospalax_galili: KL202943.1:347549 ‑‑‑‑‑‑‑‑‑‑</text:span><text:span text:style-name="T2">AAA</text:span><text:span text:style-name="T1">C</text:span><text:span text:style-name="T2">AA</text:span><text:span text:style-name="T1">C</text:span><text:span text:style-name="T2">AACAA</text:span><text:span text:style-name="T1">C</text:span><text:span text:style-name="T2">AAC</text:span><text:span text:style-name="T1">A</text:span><text:span text:style-name="T2">AA</text:span><text:span text:style-name="T1">ATC</text:span><text:span text:style-name="T2">ACTCA</text:span><text:span text:style-name="T1">G</text:span><text:span text:style-name="T2">TTAA</text:span><text:span text:style-name="T1">G</text:span><text:span text:style-name="T2">AG</text:span><text:span text:style-name="T1"> nannospalax_galili: KL202943.1:347515</text:span></text:p>
      <text:p text:style-name="P1"/>
      <text:p text:style-name="Standard"><text:span text:style-name="T1">Mouse <text:s text:c="39"/>mus_musculus: 4:118188731 </text:span><text:span text:style-name="T2">TAGCTG</text:span><text:span text:style-name="T1">C</text:span><text:span text:style-name="T2">CT</text:span><text:span text:style-name="T1">A</text:span><text:span text:style-name="T2">GACCCA</text:span><text:span text:style-name="T1">G</text:span><text:span text:style-name="T2">CCTCT</text:span><text:span text:style-name="T1">C</text:span><text:span text:style-name="T2">CTTGGC</text:span><text:span text:style-name="T1">T</text:span><text:span text:style-name="T2">AC</text:span><text:span text:style-name="T1">CT</text:span><text:span text:style-name="T2">CTACAGCT</text:span><text:span text:style-name="T1">C</text:span><text:span text:style-name="T2">T</text:span><text:span text:style-name="T1">G <text:s text:c="6"/>mus_musculus: 4:118188775</text:span></text:p>
      <text:p text:style-name="Standard"><text:span text:style-name="T1">Upper Galilee mountains blind mole rat nannospalax_galili: KL202943.1:347514 </text:span><text:span text:style-name="T2">TAGCTG</text:span><text:span text:style-name="T1">T</text:span><text:span text:style-name="T2">CT</text:span><text:span text:style-name="T1">G</text:span><text:span text:style-name="T2">GACCCA</text:span><text:span text:style-name="T1">C</text:span><text:span text:style-name="T2">CCTCT</text:span><text:span text:style-name="T1">T</text:span><text:span text:style-name="T2">CTTGGC</text:span><text:span text:style-name="T1">C</text:span><text:span text:style-name="T2">AC</text:span><text:span text:style-name="T1">GC</text:span><text:span text:style-name="T2">CTACAGCT</text:span><text:span text:style-name="T1">‑</text:span><text:span text:style-name="T2">T</text:span><text:span text:style-name="T1">A nannospalax_galili: KL202943.1:346547</text:span></text:p>
      <text:p text:style-name="P1"/>
      <text:p text:style-name="Standard"><text:span text:style-name="T1">Mouse <text:s text:c="39"/>mus_musculus: 4:118188776 TG</text:span><text:span text:style-name="T2">C</text:span><text:span text:style-name="T1">C</text:span><text:span text:style-name="T2">GG</text:span><text:span text:style-name="T1">AGA</text:span><text:span text:style-name="T2">AGCAG</text:span><text:span text:style-name="T1">CA</text:span><text:span text:style-name="T2">T</text:span><text:span text:style-name="T1">A</text:span><text:span text:style-name="T2">A</text:span><text:span text:style-name="T1">A</text:span><text:span text:style-name="T2">G</text:span><text:span text:style-name="T1">GTG</text:span><text:span text:style-name="T2">G</text:span><text:span text:style-name="T1">C</text:span><text:span text:style-name="T2">TCTCTGTGGCTT</text:span><text:span text:style-name="T1">‑</text:span><text:span text:style-name="T2">TCCA</text:span><text:span text:style-name="T1">C</text:span><text:span text:style-name="T2">G</text:span><text:span text:style-name="T1"> <text:s text:c="6"/>mus_musculus: 4:118188819</text:span></text:p>
      <text:p text:style-name="Standard"><text:span text:style-name="T1">Upper Galilee mountains blind mole rat nannospalax_galili: KL202943.1:346546 CT</text:span><text:span text:style-name="T2">C</text:span><text:span text:style-name="T1">T</text:span><text:span text:style-name="T2">GG</text:span><text:span text:style-name="T1">GTT</text:span><text:span text:style-name="T2">AGCAG</text:span><text:span text:style-name="T1">TG</text:span><text:span text:style-name="T2">T</text:span><text:span text:style-name="T1">T</text:span><text:span text:style-name="T2">A</text:span><text:span text:style-name="T1">G</text:span><text:span text:style-name="T2">G</text:span><text:span text:style-name="T1">ACA</text:span><text:span text:style-name="T2">G</text:span><text:span text:style-name="T1">T</text:span><text:span text:style-name="T2">TCTCTGTGGCTT</text:span><text:span text:style-name="T1">C</text:span><text:span text:style-name="T2">TCCA</text:span><text:span text:style-name="T1">G</text:span><text:span text:style-name="T2">G</text:span><text:span text:style-name="T1"> nannospalax_galili: KL202943.1:346502</text:span></text:p>
      <text:p text:style-name="P1"/>
      <text:p text:style-name="Standard"><text:span text:style-name="T1">Mouse <text:s text:c="39"/>mus_musculus: 4:118188820 </text:span><text:span text:style-name="T2">CT</text:span><text:span text:style-name="T1">TG</text:span><text:span text:style-name="T2">GGC</text:span><text:span text:style-name="T1">T</text:span><text:span text:style-name="T2">AC</text:span><text:span text:style-name="T1">A</text:span><text:span text:style-name="T2">CT</text:span><text:span text:style-name="T1">G‑T</text:span><text:span text:style-name="T2">TTCT</text:span><text:span text:style-name="T1">AC</text:span><text:span text:style-name="T2">GACTGG</text:span><text:span text:style-name="T1">A</text:span><text:span text:style-name="T2">CCTGC</text:span><text:span text:style-name="T1">C</text:span><text:span text:style-name="T2">GGAGGGAAGC</text:span><text:span text:style-name="T1"> <text:s text:c="6"/>mus_musculus: 4:118188863</text:span></text:p>
      <text:p text:style-name="Standard"><text:span text:style-name="T1">Upper Galilee mountains blind mole rat nannospalax_galili: KL202943.1:346501 </text:span><text:span text:style-name="T2">CT</text:span><text:span text:style-name="T1">GA</text:span><text:span text:style-name="T2">GGC</text:span><text:span text:style-name="T1">C</text:span><text:span text:style-name="T2">AC</text:span><text:span text:style-name="T1">C</text:span><text:span text:style-name="T2">CT</text:span><text:span text:style-name="T1">AAC</text:span><text:span text:style-name="T2">TTCT</text:span><text:span text:style-name="T1">GT</text:span><text:span text:style-name="T2">GACTGG</text:span><text:span text:style-name="T1">C</text:span><text:span text:style-name="T2">CCTGC</text:span><text:span text:style-name="T1">A</text:span><text:span text:style-name="T2">GGAGGGAAGC</text:span><text:span text:style-name="T1"> nannospalax_galili: KL202943.1:346457</text:span></text:p>
      <text:p text:style-name="P1"/>
      <text:p text:style-name="Standard"><text:span text:style-name="T1">Mouse <text:s text:c="39"/>mus_musculus: 4:118188864 </text:span><text:span text:style-name="T2">TCTT</text:span><text:span text:style-name="T1">T</text:span><text:span text:style-name="T2">C</text:span><text:span text:style-name="T1">A</text:span><text:span text:style-name="T2">TG</text:span><text:span text:style-name="T1">C</text:span><text:span text:style-name="T2">CA</text:span><text:span text:style-name="T1">C</text:span><text:span text:style-name="T2">A</text:span><text:span text:style-name="T1">AAA</text:span><text:span text:style-name="T2">CAG</text:span><text:span text:style-name="T1">‑‑T</text:span><text:span text:style-name="T2">TTATC</text:span><text:span text:style-name="T1">G</text:span><text:span text:style-name="T2">TTG</text:span><text:span text:style-name="T1">T</text:span><text:span text:style-name="T2">TCTGTT</text:span><text:span text:style-name="T1">TCT</text:span><text:span text:style-name="T2">TGA</text:span><text:span text:style-name="T1"> <text:s text:c="6"/>mus_musculus: 4:118188906</text:span></text:p>
      <text:p text:style-name="Standard"><text:span text:style-name="T1">Upper Galilee mountains blind mole rat nannospalax_galili: KL202943.1:346456 </text:span><text:span text:style-name="T2">TCTT</text:span><text:span text:style-name="T1">A</text:span><text:span text:style-name="T2">C</text:span><text:span text:style-name="T1">‑</text:span><text:span text:style-name="T2">TG</text:span><text:span text:style-name="T1">T</text:span><text:span text:style-name="T2">CA</text:span><text:span text:style-name="T1">A</text:span><text:span text:style-name="T2">A</text:span><text:span text:style-name="T1">CTG</text:span><text:span text:style-name="T2">CAG</text:span><text:span text:style-name="T1">ACC</text:span><text:span text:style-name="T2">TTATC</text:span><text:span text:style-name="T1">‑</text:span><text:span text:style-name="T2">TTG</text:span><text:span text:style-name="T1">C</text:span><text:span text:style-name="T2">TCTGTT</text:span><text:span text:style-name="T1">CGC</text:span><text:span text:style-name="T2">TGA</text:span><text:span text:style-name="T1"> nannospalax_galili: KL202943.1:346414</text:span></text:p>
      <text:p text:style-name="P1"/>
      <text:p text:style-name="Standard"><text:span text:style-name="T1">Mouse <text:s text:c="39"/>mus_musculus: 4:118188907 </text:span><text:span text:style-name="T2">GC</text:span><text:span text:style-name="T1">A</text:span><text:span text:style-name="T2">GCT</text:span><text:span text:style-name="T1">CG</text:span><text:span text:style-name="T2">T</text:span><text:span text:style-name="T1">CTG</text:span><text:span text:style-name="T2">ACCTT</text:span><text:span text:style-name="T1">ACA</text:span><text:span text:style-name="T2">CCTTCAGGGAG</text:span><text:span text:style-name="T1">A</text:span><text:span text:style-name="T2">AGCTT</text:span><text:span text:style-name="T1">TC</text:span><text:span text:style-name="T2">CCAGGA</text:span><text:span text:style-name="T1"> <text:s text:c="6"/>mus_musculus: 4:118188951</text:span></text:p>
      <text:p text:style-name="Standard"><text:span text:style-name="T1">Upper Galilee mountains blind mole rat nannospalax_galili: KL202943.1:346413 </text:span><text:span text:style-name="T2">GC</text:span><text:span text:style-name="T1">T</text:span><text:span text:style-name="T2">GCT</text:span><text:span text:style-name="T1">TC</text:span><text:span text:style-name="T2">T</text:span><text:span text:style-name="T1">GGT</text:span><text:span text:style-name="T2">ACCTT</text:span><text:span text:style-name="T1">GTT</text:span><text:span text:style-name="T2">CCTTCAGGGAG</text:span><text:span text:style-name="T1">G</text:span><text:span text:style-name="T2">AGCTT</text:span><text:span text:style-name="T1">‑‑</text:span><text:span text:style-name="T2">CCAGGA</text:span><text:span text:style-name="T1"> nannospalax_galili: KL202943.1:346371</text:span></text:p>
      <text:p text:style-name="P1"/>
      <text:p text:style-name="Standard"><text:span text:style-name="T1">Mouse <text:s text:c="39"/>mus_musculus: 4:118188952 </text:span><text:span text:style-name="T2">T</text:span><text:span text:style-name="T1">C</text:span><text:span text:style-name="T2">CCAA</text:span><text:span text:style-name="T1">T</text:span><text:span text:style-name="T2">AGCCTTTGG</text:span><text:span text:style-name="T1">A</text:span><text:span text:style-name="T2">CTA</text:span><text:span text:style-name="T1">G</text:span><text:span text:style-name="T2">G</text:span><text:span text:style-name="T1">G</text:span><text:span text:style-name="T2">AG</text:span><text:span text:style-name="T1">C</text:span><text:span text:style-name="T2">G</text:span><text:span text:style-name="T1">A</text:span><text:span text:style-name="T2">TC</text:span><text:span text:style-name="T1">T</text:span><text:span text:style-name="T2">TG</text:span><text:span text:style-name="T1">GGGTAAAAAGCA <text:s text:c="6"/>mus_musculus: 4:118188996</text:span></text:p>
      <text:p text:style-name="Standard"><text:span text:style-name="T1">Upper Galilee mountains blind mole rat nannospalax_galili: KL202943.1:346370 </text:span><text:span text:style-name="T2">T</text:span><text:span text:style-name="T1">T</text:span><text:span text:style-name="T2">CCAA</text:span><text:span text:style-name="T1">G</text:span><text:span text:style-name="T2">AGCCTTTGG</text:span><text:span text:style-name="T1">G</text:span><text:span text:style-name="T2">CTA</text:span><text:span text:style-name="T1">A</text:span><text:span text:style-name="T2">G</text:span><text:span text:style-name="T1">C</text:span><text:span text:style-name="T2">AG</text:span><text:span text:style-name="T1">G</text:span><text:span text:style-name="T2">G</text:span><text:span text:style-name="T1">C</text:span><text:span text:style-name="T2">TC</text:span><text:span text:style-name="T1">C</text:span><text:span text:style-name="T2">TG</text:span><text:span text:style-name="T1">............ nannospalax_galili: KL202943.1:346338</text:span></text:p>
      <text:p text:style-name="P1"/>
      <text:p text:style-name="Standard"><text:span text:style-name="T1">Mouse <text:s text:c="39"/>mus_musculus: 4:118188997 ATTTGGGGTTAAGGAGGTATCTTGCACTGAGAAGCAACTTT</text:span><text:span text:style-name="T2">AG</text:span><text:span text:style-name="T1">T</text:span><text:span text:style-name="T2">C</text:span><text:span text:style-name="T1"> <text:s text:c="6"/>mus_musculus: 4:118189041</text:span></text:p>
      <text:p text:style-name="P2"><text:span text:style-name="T1">Upper Galilee mountains blind mole rat nannospalax_galili: KL202943.1:346337 </text:span></text:p>
      <text:p text:style-name="P2"><text:span text:style-name="T1">.........................................</text:span><text:span text:style-name="T2">AG</text:span><text:span text:style-name="T1">A</text:span><text:span text:style-name="T2">C</text:span><text:span text:style-name="T1"> nannospalax_galili: KL202943.1:346334</text:span></text:p>
      <text:p text:style-name="P1"/>
      <text:p text:style-name="Standard"><text:soft-page-break/><text:span text:style-name="T1">Mouse <text:s text:c="39"/>mus_musculus: 4:118189042 </text:span><text:span text:style-name="T2">C</text:span><text:span text:style-name="T1">GA</text:span><text:span text:style-name="T2">GAGCT</text:span><text:span text:style-name="T1">A</text:span><text:span text:style-name="T2">TTCT</text:span><text:span text:style-name="T1">A</text:span><text:span text:style-name="T2">CT</text:span><text:span text:style-name="T1">G</text:span><text:span text:style-name="T2">GAA</text:span><text:span text:style-name="T1">A</text:span><text:span text:style-name="T2">TG</text:span><text:span text:style-name="T1">T</text:span><text:span text:style-name="T2">T</text:span><text:span text:style-name="T1">A</text:span><text:span text:style-name="T2">GCTC</text:span><text:span text:style-name="T1">T</text:span><text:span text:style-name="T2">G</text:span><text:span text:style-name="T1">C</text:span><text:span text:style-name="T2">TCTGTAAAC</text:span><text:span text:style-name="T1">A</text:span><text:span text:style-name="T2">TG</text:span><text:span text:style-name="T1"> <text:s text:c="6"/>mus_musculus: 4:118189086</text:span></text:p>
      <text:p text:style-name="Standard"><text:span text:style-name="T1">Upper Galilee mountains blind mole rat nannospalax_galili: KL202943.1:346333 </text:span><text:span text:style-name="T2">C</text:span><text:span text:style-name="T1">CT</text:span><text:span text:style-name="T2">GAGCT</text:span><text:span text:style-name="T1">G</text:span><text:span text:style-name="T2">TTCT</text:span><text:span text:style-name="T1">G</text:span><text:span text:style-name="T2">CT</text:span><text:span text:style-name="T1">T</text:span><text:span text:style-name="T2">GAA</text:span><text:span text:style-name="T1">C</text:span><text:span text:style-name="T2">TG</text:span><text:span text:style-name="T1">C</text:span><text:span text:style-name="T2">T</text:span><text:span text:style-name="T1">G</text:span><text:span text:style-name="T2">GCTC</text:span><text:span text:style-name="T1">C</text:span><text:span text:style-name="T2">G</text:span><text:span text:style-name="T1">A</text:span><text:span text:style-name="T2">TCTGTAAAC</text:span><text:span text:style-name="T1">T</text:span><text:span text:style-name="T2">TG</text:span><text:span text:style-name="T1"> nannospalax_galili: KL202943.1:346289</text:span></text:p>
      <text:p text:style-name="P1"/>
      <text:p text:style-name="Standard"><text:span text:style-name="T1">Mouse <text:s text:c="39"/>mus_musculus: 4:118189087 </text:span><text:span text:style-name="T2">ACA</text:span><text:span text:style-name="T1">CTC</text:span><text:span text:style-name="T2">GAGCAT</text:span><text:span text:style-name="T1">T</text:span><text:span text:style-name="T2">TCCA</text:span><text:span text:style-name="T1">T</text:span><text:span text:style-name="T2">G</text:span><text:span text:style-name="T1">C</text:span><text:span text:style-name="T2">CCTGTTTCTTGGCCCAAGGGTTTTG</text:span><text:span text:style-name="T1"> <text:s text:c="6"/>mus_musculus: 4:118189131</text:span></text:p>
      <text:p text:style-name="Standard"><text:span text:style-name="T1">Upper Galilee mountains blind mole rat nannospalax_galili: KL202943.1:346288 </text:span><text:span text:style-name="T2">ACA</text:span><text:span text:style-name="T1">AAT</text:span><text:span text:style-name="T2">GAGCAT</text:span><text:span text:style-name="T1">C</text:span><text:span text:style-name="T2">TCCA</text:span><text:span text:style-name="T1">G</text:span><text:span text:style-name="T2">G</text:span><text:span text:style-name="T1">T</text:span><text:span text:style-name="T2">CCTGTTTCTTGGCCCAAGGGTTTTG</text:span><text:span text:style-name="T1"> nannospalax_galili: KL202943.1:346244</text:span></text:p>
      <text:p text:style-name="P1"/>
      <text:p text:style-name="Standard"><text:span text:style-name="T1">Mouse <text:s text:c="39"/>mus_musculus: 4:118189132 </text:span><text:span text:style-name="T2">TTGTGG</text:span><text:span text:style-name="T1">T</text:span><text:span text:style-name="T2">TAATACTGTG</text:span><text:span text:style-name="T1">GTCT</text:span><text:span text:style-name="T2">GTCTATTTTATGCT</text:span><text:span text:style-name="T1">T</text:span><text:span text:style-name="T2">CATCTT</text:span><text:span text:style-name="T1">CC</text:span><text:span text:style-name="T2">T</text:span><text:span text:style-name="T1"> <text:s text:c="6"/>mus_musculus: 4:118189176</text:span></text:p>
      <text:p text:style-name="Standard"><text:span text:style-name="T1">Upper Galilee mountains blind mole rat nannospalax_galili: KL202943.1:346243 </text:span><text:span text:style-name="T2">TTGTGG</text:span><text:span text:style-name="T1">C</text:span><text:span text:style-name="T2">TAATACTGTG</text:span><text:span text:style-name="T1">‑‑‑‑</text:span><text:span text:style-name="T2">GTCTATTTTATGCT</text:span><text:span text:style-name="T1">G</text:span><text:span text:style-name="T2">CATCTT</text:span><text:span text:style-name="T1">TG</text:span><text:span text:style-name="T2">T</text:span><text:span text:style-name="T1"> nannospalax_galili: KL202943.1:346203</text:span></text:p>
      <text:p text:style-name="P1"/>
      <text:p text:style-name="Standard"><text:span text:style-name="T1">Mouse <text:s text:c="39"/>mus_musculus: 4:118189177 </text:span><text:span text:style-name="T2">GG</text:span><text:span text:style-name="T1">A</text:span><text:span text:style-name="T2">AACAGTAAAATGTTT</text:span><text:span text:style-name="T1">A</text:span><text:span text:style-name="T2">GCTGTCACACATTCT</text:span><text:span text:style-name="T1">T</text:span><text:span text:style-name="T2">G</text:span><text:span text:style-name="T1">G</text:span><text:span text:style-name="T2">CT</text:span><text:span text:style-name="T1">CG</text:span><text:span text:style-name="T2">TGCT</text:span><text:span text:style-name="T1"> <text:s text:c="6"/>mus_musculus: 4:118189221</text:span></text:p>
      <text:p text:style-name="Standard"><text:span text:style-name="T1">Upper Galilee mountains blind mole rat nannospalax_galili: KL202943.1:346202 </text:span><text:span text:style-name="T2">GG</text:span><text:span text:style-name="T1">‑</text:span><text:span text:style-name="T2">AACAGTAAAATGTTT</text:span><text:span text:style-name="T1">G</text:span><text:span text:style-name="T2">GCTGTCACACATTCT</text:span><text:span text:style-name="T1">G</text:span><text:span text:style-name="T2">G</text:span><text:span text:style-name="T1">C</text:span><text:span text:style-name="T2">CT</text:span><text:span text:style-name="T1">‑‑</text:span><text:span text:style-name="T2">TGCT</text:span><text:span text:style-name="T1"> nannospalax_galili: KL202943.1:346161</text:span></text:p>
      <text:p text:style-name="P1"/>
      <text:p text:style-name="Standard"><text:span text:style-name="T1">Mouse <text:s text:c="39"/>mus_musculus: 4:118189222 </text:span><text:span text:style-name="T2">TTGCCTTG</text:span><text:span text:style-name="T1">G</text:span><text:span text:style-name="T2">GCCAGCTGTGTCACT</text:span><text:span text:style-name="T1">G</text:span><text:span text:style-name="T2">TGAGCAA</text:span><text:span text:style-name="T1">CAC</text:span><text:span text:style-name="T2">AATGGAATC</text:span><text:span text:style-name="T1">T <text:s text:c="6"/>mus_musculus: 4:118189266</text:span></text:p>
      <text:p text:style-name="Standard"><text:span text:style-name="T1">Upper Galilee mountains blind mole rat nannospalax_galili: KL202943.1:346160 </text:span><text:span text:style-name="T2">TTGCCTTG</text:span><text:span text:style-name="T1">A</text:span><text:span text:style-name="T2">GCCAGCTGTGTCACT</text:span><text:span text:style-name="T1">T</text:span><text:span text:style-name="T2">TGAGCAA</text:span><text:span text:style-name="T1">GCT</text:span><text:span text:style-name="T2">AATGGAATC</text:span><text:span text:style-name="T1">A nannospalax_galili: KL202943.1:346116</text:span></text:p>
      <text:p text:style-name="P1"/>
      <text:p text:style-name="Standard"><text:span text:style-name="T1">Mouse <text:s text:c="39"/>mus_musculus: 4:118189267 </text:span><text:span text:style-name="T2">CAGGACTTTAGA</text:span><text:span text:style-name="T1">C</text:span><text:span text:style-name="T2">C</text:span><text:span text:style-name="T1">AG</text:span><text:span text:style-name="T2">AGAG</text:span><text:span text:style-name="T1">‑‑‑‑‑‑‑‑‑‑‑‑‑</text:span><text:span text:style-name="T2">A</text:span><text:span text:style-name="T1">A</text:span><text:span text:style-name="T2">C</text:span><text:span text:style-name="T1">CA</text:span><text:span text:style-name="T2">AT</text:span><text:span text:style-name="T1">AC</text:span><text:span text:style-name="T2">AA</text:span><text:span text:style-name="T1">T <text:s text:c="6"/>mus_musculus: 4:118189298</text:span></text:p>
      <text:p text:style-name="Standard"><text:span text:style-name="T1">Upper Galilee mountains blind mole rat nannospalax_galili: KL202943.1:346115 </text:span><text:span text:style-name="T2">CAGGACTTTAGA</text:span><text:span text:style-name="T1">A</text:span><text:span text:style-name="T2">C</text:span><text:span text:style-name="T1">CA</text:span><text:span text:style-name="T2">AGAG</text:span><text:span text:style-name="T1">AGGGTTAGGGAAT</text:span><text:span text:style-name="T2">A</text:span><text:span text:style-name="T1">G</text:span><text:span text:style-name="T2">C</text:span><text:span text:style-name="T1">TG</text:span><text:span text:style-name="T2">AT</text:span><text:span text:style-name="T1">CA</text:span><text:span text:style-name="T2">AA</text:span><text:span text:style-name="T1">C nannospalax_galili: KL202943.1:346071</text:span></text:p>
      <text:p text:style-name="P1"/>
      <text:p text:style-name="Standard"><text:span text:style-name="T1">Mouse <text:s text:c="39"/>mus_musculus: 4:118189299 </text:span><text:span text:style-name="T2">C</text:span><text:span text:style-name="T1">C</text:span><text:span text:style-name="T2">CTTCA</text:span><text:span text:style-name="T1">CT</text:span><text:span text:style-name="T2">GAAGGG</text:span><text:span text:style-name="T1">A</text:span><text:span text:style-name="T2">AATGA</text:span><text:span text:style-name="T1">G</text:span><text:span text:style-name="T2">GCA</text:span><text:span text:style-name="T1">T</text:span><text:span text:style-name="T2">TGAATGAGGTGAGGA</text:span><text:span text:style-name="T1">‑‑</text:span><text:span text:style-name="T2">A</text:span><text:span text:style-name="T1">G <text:s text:c="6"/>mus_musculus: 4:118189341</text:span></text:p>
      <text:p text:style-name="Standard"><text:span text:style-name="T1">Upper Galilee mountains blind mole rat nannospalax_galili: KL202943.1:346070 </text:span><text:span text:style-name="T2">C</text:span><text:span text:style-name="T1">T</text:span><text:span text:style-name="T2">CTTCA</text:span><text:span text:style-name="T1">TC</text:span><text:span text:style-name="T2">GAAGGG</text:span><text:span text:style-name="T1">G</text:span><text:span text:style-name="T2">AATGA</text:span><text:span text:style-name="T1">A</text:span><text:span text:style-name="T2">GCA</text:span><text:span text:style-name="T1">A</text:span><text:span text:style-name="T2">TGAATGAGGTGAGGA</text:span><text:span text:style-name="T1">AT</text:span><text:span text:style-name="T2">A</text:span><text:span text:style-name="T1">A nannospalax_galili: KL202943.1:346026</text:span></text:p>
      <text:p text:style-name="P1"/>
      <text:p text:style-name="Standard"><text:span text:style-name="T1">Mouse <text:s text:c="39"/>mus_musculus: 4:118189342 </text:span><text:span text:style-name="T2">AGAG</text:span><text:span text:style-name="T1">A</text:span><text:span text:style-name="T2">TTG</text:span><text:span text:style-name="T1">GAC</text:span><text:span text:style-name="T2">CACAGAAA</text:span><text:span text:style-name="T1">T</text:span><text:span text:style-name="T2">GT</text:span><text:span text:style-name="T1">C</text:span><text:span text:style-name="T2">A</text:span><text:span text:style-name="T1">A</text:span><text:span text:style-name="T2">AG</text:span><text:span text:style-name="T1">‑</text:span><text:span text:style-name="T2">TG</text:span><text:span text:style-name="T1">G</text:span><text:span text:style-name="T2">CC</text:span><text:span text:style-name="T1">C</text:span><text:span text:style-name="T2">T</text:span><text:span text:style-name="T1">T</text:span><text:span text:style-name="T2">TTCAAGGT</text:span><text:span text:style-name="T1">C <text:s text:c="6"/>mus_musculus: 4:118189385</text:span></text:p>
      <text:p text:style-name="Standard"><text:span text:style-name="T1">Upper Galilee mountains blind mole rat nannospalax_galili: KL202943.1:346025 </text:span><text:span text:style-name="T2">AGAG</text:span><text:span text:style-name="T1">G</text:span><text:span text:style-name="T2">TTG</text:span><text:span text:style-name="T1">AGT</text:span><text:span text:style-name="T2">CACAGAAA</text:span><text:span text:style-name="T1">G</text:span><text:span text:style-name="T2">GT</text:span><text:span text:style-name="T1">A</text:span><text:span text:style-name="T2">A</text:span><text:span text:style-name="T1">C</text:span><text:span text:style-name="T2">AG</text:span><text:span text:style-name="T1">A</text:span><text:span text:style-name="T2">TG</text:span><text:span text:style-name="T1">A</text:span><text:span text:style-name="T2">CC</text:span><text:span text:style-name="T1">T</text:span><text:span text:style-name="T2">T</text:span><text:span text:style-name="T1">C</text:span><text:span text:style-name="T2">TTCAAGGT</text:span><text:span text:style-name="T1">T nannospalax_galili: KL202943.1:345981</text:span></text:p>
      <text:p text:style-name="P1"/>
      <text:p text:style-name="Standard"><text:span text:style-name="T1">Mouse <text:s text:c="39"/>mus_musculus: 4:118189386 </text:span><text:span text:style-name="T2">A</text:span><text:span text:style-name="T1">TC</text:span><text:span text:style-name="T2">TCT</text:span><text:span text:style-name="T1">G</text:span><text:span text:style-name="T2">T</text:span><text:span text:style-name="T1">TC</text:span><text:span text:style-name="T2">GC</text:span><text:span text:style-name="T1">CTG</text:span><text:span text:style-name="T2">TCTCT</text:span><text:span text:style-name="T1">A</text:span><text:span text:style-name="T2">TAGA</text:span><text:span text:style-name="T1">A</text:span><text:span text:style-name="T2">TCTGCCTCT</text:span><text:span text:style-name="T1">CC</text:span><text:span text:style-name="T2">AGTGTGTA</text:span><text:span text:style-name="T1"> <text:s text:c="6"/>mus_musculus: 4:118189430</text:span></text:p>
      <text:p text:style-name="Standard"><text:span text:style-name="T1">Upper Galilee mountains blind mole rat nannospalax_galili: KL202943.1:345980 </text:span><text:span text:style-name="T2">A</text:span><text:span text:style-name="T1">‑‑</text:span><text:span text:style-name="T2">TCT</text:span><text:span text:style-name="T1">A</text:span><text:span text:style-name="T2">T</text:span><text:span text:style-name="T1">CT</text:span><text:span text:style-name="T2">GC</text:span><text:span text:style-name="T1">ACA</text:span><text:span text:style-name="T2">TCTCT</text:span><text:span text:style-name="T1">G</text:span><text:span text:style-name="T2">TAGA</text:span><text:span text:style-name="T1">T</text:span><text:span text:style-name="T2">TCTGCCTCT</text:span><text:span text:style-name="T1">TA</text:span><text:span text:style-name="T2">AGTGTGTA</text:span><text:span text:style-name="T1"> nannospalax_galili: KL202943.1:345938</text:span></text:p>
      <text:p text:style-name="P1"/>
      <text:p text:style-name="Standard"><text:span text:style-name="T1">Mouse <text:s text:c="39"/>mus_musculus: 4:118189431 A</text:span><text:span text:style-name="T2">AA</text:span><text:span text:style-name="T1">C‑</text:span><text:span text:style-name="T2">AAA</text:span><text:span text:style-name="T1">CC</text:span><text:span text:style-name="T2">TT</text:span><text:span text:style-name="T1">G</text:span><text:span text:style-name="T2">GA</text:span><text:span text:style-name="T1">G</text:span><text:span text:style-name="T2">TAG</text:span><text:span text:style-name="T1">G</text:span><text:span text:style-name="T2">T</text:span><text:span text:style-name="T1">A</text:span><text:span text:style-name="T2">G</text:span><text:span text:style-name="T1">C</text:span><text:span text:style-name="T2">CACT</text:span><text:span text:style-name="T1">G</text:span><text:span text:style-name="T2">G</text:span><text:span text:style-name="T1">A</text:span><text:span text:style-name="T2">TAT</text:span><text:span text:style-name="T1">C</text:span><text:span text:style-name="T2">CT</text:span><text:span text:style-name="T1">T</text:span><text:span text:style-name="T2">CCATGC</text:span><text:span text:style-name="T1">A <text:s text:c="6"/>mus_musculus: 4:118189474</text:span></text:p>
      <text:p text:style-name="Standard"><text:span text:style-name="T1">Upper Galilee mountains blind mole rat nannospalax_galili: KL202943.1:345937 C</text:span><text:span text:style-name="T2">AA</text:span><text:span text:style-name="T1">TG</text:span><text:span text:style-name="T2">AAA</text:span><text:span text:style-name="T1">AT</text:span><text:span text:style-name="T2">TT</text:span><text:span text:style-name="T1">A</text:span><text:span text:style-name="T2">GA</text:span><text:span text:style-name="T1">A</text:span><text:span text:style-name="T2">TAG</text:span><text:span text:style-name="T1">A</text:span><text:span text:style-name="T2">T</text:span><text:span text:style-name="T1">‑</text:span><text:span text:style-name="T2">G</text:span><text:span text:style-name="T1">T</text:span><text:span text:style-name="T2">CACT</text:span><text:span text:style-name="T1">T</text:span><text:span text:style-name="T2">G</text:span><text:span text:style-name="T1">C</text:span><text:span text:style-name="T2">TAT</text:span><text:span text:style-name="T1">T</text:span><text:span text:style-name="T2">CT</text:span><text:span text:style-name="T1">C</text:span><text:span text:style-name="T2">CCATGC</text:span><text:span text:style-name="T1">C nannospalax_galili: KL202943.1:345894</text:span></text:p>
      <text:p text:style-name="P1"/>
      <text:p text:style-name="Standard"><text:span text:style-name="T1">Mouse <text:s text:c="39"/>mus_musculus: 4:118189475 </text:span><text:span text:style-name="T2">CAA</text:span><text:span text:style-name="T1">G</text:span><text:span text:style-name="T2">TTTCACA</text:span><text:span text:style-name="T1">G</text:span><text:span text:style-name="T2">CT</text:span><text:span text:style-name="T1">A</text:span><text:span text:style-name="T2">T</text:span><text:span text:style-name="T1">TTC</text:span><text:span text:style-name="T2">TCT</text:span><text:span text:style-name="T1">G</text:span><text:span text:style-name="T2">T</text:span><text:span text:style-name="T1">G‑</text:span><text:span text:style-name="T2">TG</text:span><text:span text:style-name="T1">T</text:span><text:span text:style-name="T2">AA</text:span><text:span text:style-name="T1">ATC</text:span><text:span text:style-name="T2">A</text:span><text:span text:style-name="T1">G</text:span><text:span text:style-name="T2">CTGT</text:span><text:span text:style-name="T1">G</text:span><text:span text:style-name="T2">T</text:span><text:span text:style-name="T1">C</text:span><text:span text:style-name="T2">A</text:span><text:span text:style-name="T1">T <text:s text:c="6"/>mus_musculus: 4:118189518</text:span></text:p>
      <text:p text:style-name="Standard"><text:span text:style-name="T1">Upper Galilee mountains blind mole rat nannospalax_galili: KL202943.1:345893 </text:span><text:soft-page-break/><text:span text:style-name="T2">CAA</text:span><text:span text:style-name="T1">A</text:span><text:span text:style-name="T2">TTTCACA</text:span><text:span text:style-name="T1">C</text:span><text:span text:style-name="T2">CT</text:span><text:span text:style-name="T1">C</text:span><text:span text:style-name="T2">T</text:span><text:span text:style-name="T1">GCT</text:span><text:span text:style-name="T2">TCT</text:span><text:span text:style-name="T1">A</text:span><text:span text:style-name="T2">T</text:span><text:span text:style-name="T1">AC</text:span><text:span text:style-name="T2">TG</text:span><text:span text:style-name="T1">C</text:span><text:span text:style-name="T2">AA</text:span><text:span text:style-name="T1">‑‑‑</text:span><text:span text:style-name="T2">A</text:span><text:span text:style-name="T1">A</text:span><text:span text:style-name="T2">CTGT</text:span><text:span text:style-name="T1">A</text:span><text:span text:style-name="T2">T</text:span><text:span text:style-name="T1">T</text:span><text:span text:style-name="T2">A</text:span><text:span text:style-name="T1">C nannospalax_galili: KL202943.1:345852</text:span></text:p>
      <text:p text:style-name="P1"/>
      <text:p text:style-name="Standard"><text:span text:style-name="T1">Mouse <text:s text:c="39"/>mus_musculus: 4:118189519 </text:span><text:span text:style-name="T2">TAAA</text:span><text:span text:style-name="T1">T</text:span><text:span text:style-name="T2">T</text:span><text:span text:style-name="T1">C</text:span><text:span text:style-name="T2">T</text:span><text:span text:style-name="T1">TT</text:span><text:span text:style-name="T2">A</text:span><text:span text:style-name="T1">T</text:span><text:span text:style-name="T2">AGA</text:span><text:span text:style-name="T1">G</text:span><text:span text:style-name="T2">A</text:span><text:span text:style-name="T1">G</text:span><text:span text:style-name="T2">TCC</text:span><text:span text:style-name="T1">C</text:span><text:span text:style-name="T2">C</text:span><text:span text:style-name="T1">CG</text:span><text:span text:style-name="T2">G</text:span><text:span text:style-name="T1">T</text:span><text:span text:style-name="T2">C</text:span><text:span text:style-name="T1">AA</text:span><text:span text:style-name="T2">GT</text:span><text:span text:style-name="T1"> <text:s text:c="19"/>mus_musculus: 4:118189550</text:span></text:p>
      <text:p text:style-name="Standard"><text:span text:style-name="T1">Upper Galilee mountains blind mole rat nannospalax_galili: KL202943.1:345851 </text:span><text:span text:style-name="T2">TAAA</text:span><text:span text:style-name="T1">C</text:span><text:span text:style-name="T2">T</text:span><text:span text:style-name="T1">T</text:span><text:span text:style-name="T2">T</text:span><text:span text:style-name="T1">CC</text:span><text:span text:style-name="T2">A</text:span><text:span text:style-name="T1">C</text:span><text:span text:style-name="T2">AGA</text:span><text:span text:style-name="T1">A</text:span><text:span text:style-name="T2">A</text:span><text:span text:style-name="T1">T</text:span><text:span text:style-name="T2">TCC</text:span><text:span text:style-name="T1">A</text:span><text:span text:style-name="T2">C</text:span><text:span text:style-name="T1">TT</text:span><text:span text:style-name="T2">G</text:span><text:span text:style-name="T1">G</text:span><text:span text:style-name="T2">C</text:span><text:span text:style-name="T1">‑T</text:span><text:span text:style-name="T2">GT</text:span><text:span text:style-name="T1"> <text:s text:c="13"/>nannospalax_galili: KL202943.1:345821</text:span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4T11:07:00</meta:creation-date>
    <dc:date>2021-04-14T16:40:37.544351955</dc:date>
    <dc:description>written by /net/isilonP/public/ro/ensweb-software/sharedsw/best/paths/apache/httpd [Perl RTF::Writer v1.11]</dc:description>
    <meta:editing-duration>PT2M32S</meta:editing-duration>
    <meta:editing-cycles>1</meta:editing-cycles>
    <meta:document-statistic meta:table-count="0" meta:image-count="0" meta:object-count="0" meta:page-count="5" meta:paragraph-count="93" meta:word-count="736" meta:character-count="13498" meta:non-whitespace-character-count="10670"/>
    <meta:generator>LibreOffice/5.1.6.2$Linux_X86_64 LibreOffice_project/10m0$Build-2</meta:generator>
  </office:meta>
</office:document-meta>
</file>